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5-08-1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5-05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4-10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4-08-21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4-05-1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3-10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3-08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3-05-2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3-02-1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2-10-1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2-08-23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2-05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2-02-1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1-11-0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1-08-1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1-05-1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1-02-2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0-10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0-08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20-02-2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9-08-20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9-05-0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9-02-27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8-10-29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8-08-2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8-05-1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7-11-0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7-08-1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7-05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7-02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6-10-3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6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494</text:p>
          </table:table-cell>
          <table:table-cell office:value-type="string" calcext:value-type="string">
            <text:p>22S/33E-34CDD</text:p>
          </table:table-cell>
          <table:table-cell office:value-type="string" calcext:value-type="string">
            <text:p>2016-06-1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